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pt" fo:country="PT"/>
    </style:style>
    <style:style style:name="P2" style:parent-style-name="Normal" style:family="paragraph">
      <style:text-properties fo:language="pt" fo:country="PT"/>
    </style:style>
    <style:style style:name="P3" style:parent-style-name="Normal" style:family="paragraph">
      <style:text-properties fo:language="pt" fo:country="PT"/>
    </style:style>
    <style:style style:name="P4" style:parent-style-name="Normal" style:family="paragraph">
      <style:text-properties fo:language="pt" fo:country="PT"/>
    </style:style>
    <style:style style:name="P5" style:parent-style-name="Normal" style:family="paragraph">
      <style:text-properties fo:language="pt" fo:country="PT"/>
    </style:style>
    <style:style style:name="P6" style:parent-style-name="Normal" style:family="paragraph">
      <style:text-properties fo:language="pt" fo:country="PT"/>
    </style:style>
    <style:style style:name="P7" style:parent-style-name="Normal" style:family="paragraph">
      <style:text-properties fo:language="pt" fo:country="PT"/>
    </style:style>
    <style:style style:name="P8" style:parent-style-name="Normal" style:family="paragraph">
      <style:text-properties fo:language="pt" fo:country="PT"/>
    </style:style>
    <style:style style:name="P9" style:parent-style-name="Normal" style:family="paragraph">
      <style:text-properties fo:language="pt" fo:country="PT"/>
    </style:style>
    <style:style style:name="P10" style:parent-style-name="Normal" style:family="paragraph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Normal" style:family="paragraph">
      <style:text-properties fo:language="pt" fo:country="PT"/>
    </style:style>
    <style:style style:name="P13" style:parent-style-name="Normal" style:family="paragraph">
      <style:text-properties fo:language="pt" fo:country="PT"/>
    </style:style>
    <style:style style:name="P14" style:parent-style-name="Normal" style:family="paragraph">
      <style:text-properties fo:language="pt" fo:country="PT"/>
    </style:style>
    <style:style style:name="P15" style:parent-style-name="Normal" style:family="paragraph">
      <style:text-properties fo:language="pt" fo:country="PT"/>
    </style:style>
  </office:automatic-styles>
  <office:body>
    <office:text text:use-soft-page-breaks="true">
      <text:p text:style-name="P1">Relatório</text:p>
      <text:p text:style-name="P2">Mariama Kamara</text:p>
      <text:p text:style-name="P3"/>
      <text:p text:style-name="P4">Foquei me na criação das estruturas de Stacks e Queues, pois sentia-me com mais dificuldades nelas e queria-me desafiar, não só a aprender a implementar Stacks e<text:s/>Queues,<text:s/>mas como as<text:s/>implementar<text:s/>utilizando Linked list.<text:s/>Também<text:s/>trabalhei<text:s/>na junção dos<text:s/>nossos códigos, fazendo alguns acréscimos. Implementei a verificação dos Ids, e ajudei na implementação de Quick Sort na função<text:s/>de<text:s/>buscarTarefaPorID.<text:s/></text:p>
      <text:p text:style-name="P5">Propus<text:s/>a ideia de trabalhamos em separado porque<text:s/>confundo-me<text:s/>rapidamente quando tenho muitas linhas de código, tenho a tendência a trabalhar por blocos/partes.</text:p>
      <text:p text:style-name="P6"/>
      <text:p text:style-name="P7">Apoios Utilizados:</text:p>
      <text:p text:style-name="P8">Usei principalmente os exercícios do professor ao longo do semestre.</text:p>
      <text:p text:style-name="P9">Usei o Chatgpt, Bing<text:s/>Ai, Gemini e<text:s/>AI Debugger, para a explicação de conceitos que estava a encontrar dificuldades em compreender, também os usei como debuggers e forma de pesquisa rápida.</text:p>
      <text:p text:style-name="Normal">Usei Reddit,<text:s/>Stack Overflow<text:s/>e GitHub.</text:p>
      <text:p text:style-name="Normal"/>
      <text:p text:style-name="P10">Observação Geral:</text:p>
      <text:p text:style-name="P11">…</text:p>
      <text:p text:style-name="P12"/>
      <text:p text:style-name="P13">Autoavaliação:<text:s/>14</text:p>
      <text:p text:style-name="P14">Procurei aprender a teoria e os conceitos antes de implementar o código no algoritmo. Procurei sempre as melhores formas de implementação e sempre testei o algoritmo por algumas falhas que possa ser por esquecimento. Sinto que fiz um bom trabalho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ne Cecilia</meta:initial-creator>
    <dc:creator>June Cecilia</dc:creator>
    <meta:creation-date>2024-06-14T19:42:00Z</meta:creation-date>
    <dc:date>2024-06-15T16:34:00Z</dc:date>
    <meta:template xlink:href="Normal" xlink:type="simple"/>
    <meta:editing-cycles>3</meta:editing-cycles>
    <meta:editing-duration>PT64320S</meta:editing-duration>
    <meta:document-statistic meta:page-count="1" meta:paragraph-count="2" meta:word-count="177" meta:character-count="1188" meta:row-count="8" meta:non-whitespace-character-count="1013"/>
  </office:meta>
</office:document-meta>
</file>